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215195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istbox" style:family="table">
      <style:table-properties style:width="16.999cm" table:align="margins"/>
    </style:style>
    <style:style style:name="listbox.A" style:family="table-column">
      <style:table-column-properties style:column-width="4.249cm" style:rel-column-width="16383*"/>
    </style:style>
    <style:style style:name="listbox.D" style:family="table-column">
      <style:table-column-properties style:column-width="4.251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2" style:family="table">
      <style:table-properties style:width="16.999cm" table:align="margins"/>
    </style:style>
    <style:style style:name="listbox2.A" style:family="table-column">
      <style:table-column-properties style:column-width="5.666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6.999cm" table:align="margins"/>
    </style:style>
    <style:style style:name="listbox3.A" style:family="table-column">
      <style:table-column-properties style:column-width="5.666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P2" style:family="paragraph" style:parent-style-name="Standard" style:master-page-name="">
      <style:paragraph-properties style:page-number="auto" fo:break-after="page"/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this is a paragraph, today is <text:reference-mark-start text:name="week"/>Monday<text:reference-mark-end text:name="week"/>, <text:s/>it is <text:reference-mark-start text:name="weather"/>fine<text:reference-mark-end text:name="weather"/> today.</text:p>
      <text:p text:style-name="Standard"/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5f_head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Table_20_Contents">Jan 1, 2001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2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2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APGothic" fo:font-size="10pt" fo:language="en" fo:country="GB" style:font-name-asian="IPAPGothic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20T16:34:29</dc:date>
    <meta:editing-duration>PT166H23M58S</meta:editing-duration>
    <meta:editing-cycles>85</meta:editing-cycles>
    <meta:document-statistic meta:table-count="3" meta:image-count="1" meta:object-count="0" meta:page-count="1" meta:paragraph-count="20" meta:word-count="51" meta:character-count="381"/>
    <meta:user-defined meta:name="Info 1"/>
    <meta:user-defined meta:name="Info 2"/>
    <meta:user-defined meta:name="Info 3"/>
    <meta:user-defined meta:name="Info 4"/>
  </office:meta>
</office:document-meta>
</file>